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_Actions_On_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_Actions_On_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Disciplinary Actions - On 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007">
            <text:p>1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084">
            <text:p>40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3">
            <text:p>7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1">
            <text:p>1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4">
            <text:p>144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">
            <text:p>4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6">
            <text:p>1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423">
            <text:p>14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4">
            <text:p>488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9">
            <text:p>239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95">
            <text:p>77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45">
            <text:p>245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16">
            <text:p>4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4">
            <text:p>12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7">
            <text:p>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5">
            <text:p>7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5">
            <text:p>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845">
            <text:p>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259">
            <text:p>2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96">
            <text:p>96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76">
            <text:p>30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87">
            <text:p>87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2">
            <text:p>1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49">
            <text:p>10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7">
            <text:p>3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3">
            <text:p>5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87">
            <text:p>487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71">
            <text:p>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068">
            <text:p>27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56">
            <text:p>256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655">
            <text:p>56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655">
            <text:p>56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90">
            <text:p>24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4">
            <text:p>144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5">
            <text:p>16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09">
            <text:p>36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0">
            <text:p>7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17">
            <text:p>3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6">
            <text:p>4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55">
            <text:p>615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2287">
            <text:p>2228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02">
            <text:p>30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44">
            <text:p>15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44">
            <text:p>15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74">
            <text:p>4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22">
            <text:p>9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68">
            <text:p>168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76">
            <text:p>1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3">
            <text:p>93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206">
            <text:p>32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206">
            <text:p>32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15">
            <text:p>4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02">
            <text:p>1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358">
            <text:p>3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6">
            <text:p>2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92">
            <text:p>29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5">
            <text:p>3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3">
            <text:p>339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2">
            <text:p>7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01">
            <text:p>7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255">
            <text:p>52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6">
            <text:p>37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5">
            <text:p>8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03">
            <text:p>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68">
            <text:p>93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01">
            <text:p>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27">
            <text:p>327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21">
            <text:p>3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4">
            <text:p>432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304">
            <text:p>304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24">
            <text:p>224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580">
            <text:p>25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78">
            <text:p>13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37">
            <text:p>737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0">
            <text:p>4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5">
            <text:p>15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3">
            <text:p>14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90">
            <text:p>19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3">
            <text:p>86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81">
            <text:p>218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7">
            <text:p>47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072">
            <text:p>30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_Actions_On_campus" style:display-name="PageStyle_Disciplinary_Actions_On_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